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5d1" officeooo:paragraph-rsid="000175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aeser cipher implementation and its cryptanalysis.</text:p>
      <text:p text:style-name="P1">2) Implementation of simple substitution cipher for 128 or 256.</text:p>
      <text:p text:style-name="P1">3) Frequency Analysis and cryptoanalysis on simple substitution cipher.</text:p>
      <text:p text:style-name="P1">4) Implemenation <text:s/>of Hill cipher.</text:p>
      <text:p text:style-name="P1">5) Implemenattion of DES and 3DES.</text:p>
      <text:p text:style-name="P1">6) Implementation of IDEA cipher.</text:p>
      <text:p text:style-name="P1">7) Simulation of RSA algorithm.</text:p>
      <text:p text:style-name="P1">8) Implementation of MD5 hashing algorithm.</text:p>
      <text:p text:style-name="P1">9) Implementation of SHA-256 hashing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7:36:32.051081316</meta:creation-date>
    <meta:generator>LibreOffice/6.0.7.3$Linux_X86_64 LibreOffice_project/00m0$Build-3</meta:generator>
    <dc:date>2019-04-17T07:42:52.353804253</dc:date>
    <meta:editing-duration>PT6M24S</meta:editing-duration>
    <meta:editing-cycles>1</meta:editing-cycles>
    <meta:document-statistic meta:table-count="0" meta:image-count="0" meta:object-count="0" meta:page-count="1" meta:paragraph-count="9" meta:word-count="59" meta:character-count="409" meta:non-whitespace-character-count="358"/>
  </office:meta>
</office:document-meta>
</file>